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Helvetica Neue1" svg:font-family="'Helvetica Neue', Helvetica,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791in" fo:margin-bottom="0.0791in" loext:contextual-spacing="false"/>
      <style:text-properties officeooo:paragraph-rsid="000bc385"/>
    </style:style>
    <style:style style:name="P2" style:family="paragraph" style:parent-style-name="Standard">
      <style:paragraph-properties fo:margin-top="0.0791in" fo:margin-bottom="0.0791in" loext:contextual-spacing="false"/>
      <style:text-properties officeooo:paragraph-rsid="000c5b42"/>
    </style:style>
    <style:style style:name="P3" style:family="paragraph" style:parent-style-name="Standard">
      <style:text-properties fo:color="#000000" style:font-name="Helvetica Neue1" fo:font-size="11pt" fo:font-weight="bold" officeooo:rsid="000bc385" officeooo:paragraph-rsid="000bc385" style:font-size-asian="11pt" style:font-weight-asian="bold" style:font-size-complex="11pt" style:font-weight-complex="bold"/>
    </style:style>
    <style:style style:name="P4" style:family="paragraph" style:parent-style-name="Standard">
      <style:text-properties fo:color="#000000" fo:font-size="11pt" officeooo:rsid="000bc385" officeooo:paragraph-rsid="000bc385" style:font-size-asian="11pt" style:font-size-complex="11pt"/>
    </style:style>
    <style:style style:name="P5" style:family="paragraph" style:parent-style-name="Standard">
      <style:paragraph-properties fo:margin-top="0.0791in" fo:margin-bottom="0.0791in" loext:contextual-spacing="false"/>
      <style:text-properties fo:font-variant="normal" fo:text-transform="none" fo:color="#000000" style:font-name="Helvetica Neue" fo:font-size="11pt" fo:letter-spacing="normal" fo:font-style="normal" fo:font-weight="normal" officeooo:paragraph-rsid="000bc385" style:font-size-asian="11pt" style:font-size-complex="11pt"/>
    </style:style>
    <style:style style:name="P6" style:family="paragraph" style:parent-style-name="Standard">
      <style:paragraph-properties fo:margin-top="0.0791in" fo:margin-bottom="0.0791in" loext:contextual-spacing="false"/>
      <style:text-properties fo:font-variant="normal" fo:text-transform="none" fo:color="#000000" style:font-name="Helvetica Neue" fo:font-size="11pt" fo:letter-spacing="normal" fo:font-style="normal" fo:font-weight="normal" officeooo:paragraph-rsid="000c5b42" style:font-size-asian="11pt" style:font-size-complex="11pt"/>
    </style:style>
    <style:style style:name="P7" style:family="paragraph" style:parent-style-name="Standard">
      <style:paragraph-properties fo:margin-top="0.0791in" fo:margin-bottom="0.0791in" loext:contextual-spacing="false"/>
      <style:text-properties fo:font-variant="normal" fo:text-transform="none" fo:color="#000000" style:font-name="Helvetica Neue" fo:font-size="11pt" fo:letter-spacing="normal" fo:font-style="normal" fo:font-weight="normal" officeooo:rsid="000c5b42" officeooo:paragraph-rsid="000c5b42" style:font-size-asian="11pt" style:font-size-complex="11pt"/>
    </style:style>
    <style:style style:name="P8" style:family="paragraph" style:parent-style-name="Standard">
      <style:paragraph-properties fo:margin-top="0.0791in" fo:margin-bottom="0.0791in" loext:contextual-spacing="false"/>
      <style:text-properties fo:font-variant="normal" fo:text-transform="none" fo:color="#000000" style:font-name="Helvetica Neue" fo:font-size="11pt" fo:letter-spacing="normal" fo:font-style="normal" fo:font-weight="normal" officeooo:paragraph-rsid="000d8b9d" style:font-size-asian="11pt" style:font-size-complex="11pt"/>
    </style:style>
    <style:style style:name="P9" style:family="paragraph" style:parent-style-name="Standard">
      <style:paragraph-properties fo:margin-top="0.0791in" fo:margin-bottom="0.0791in" loext:contextual-spacing="false"/>
      <style:text-properties fo:font-variant="normal" fo:text-transform="none" fo:color="#000000" style:font-name="Helvetica Neue" fo:font-size="11pt" fo:letter-spacing="normal" fo:font-style="normal" fo:font-weight="normal" officeooo:paragraph-rsid="000e1a57" style:font-size-asian="11pt" style:font-size-complex="11pt"/>
    </style:style>
    <style:style style:name="P10" style:family="paragraph" style:parent-style-name="Standard">
      <style:paragraph-properties fo:margin-top="0.0791in" fo:margin-bottom="0.0791in" loext:contextual-spacing="false"/>
      <style:text-properties fo:font-variant="normal" fo:text-transform="none" fo:color="#000000" style:font-name="Helvetica Neue" fo:font-size="11pt" fo:letter-spacing="normal" fo:font-style="normal" fo:font-weight="normal" officeooo:paragraph-rsid="000e8a17" style:font-size-asian="11pt" style:font-size-complex="11pt"/>
    </style:style>
    <style:style style:name="P11" style:family="paragraph" style:parent-style-name="Standard">
      <style:paragraph-properties fo:margin-top="0.0791in" fo:margin-bottom="0.0791in" loext:contextual-spacing="false"/>
      <style:text-properties fo:font-variant="normal" fo:text-transform="none" fo:color="#000000" style:font-name="Helvetica Neue" fo:font-size="11pt" fo:letter-spacing="normal" fo:font-style="normal" fo:font-weight="normal" officeooo:paragraph-rsid="000fab92" style:font-size-asian="11pt" style:font-size-complex="11pt"/>
    </style:style>
    <style:style style:name="P12" style:family="paragraph" style:parent-style-name="Standard">
      <style:paragraph-properties fo:margin-top="0.0791in" fo:margin-bottom="0.0791in" loext:contextual-spacing="false"/>
      <style:text-properties fo:font-variant="normal" fo:text-transform="none" fo:color="#000000" style:font-name="Helvetica Neue" fo:font-size="11pt" fo:letter-spacing="normal" fo:font-style="normal" fo:font-weight="normal" officeooo:paragraph-rsid="0011553d" style:font-size-asian="11pt" style:font-size-complex="11pt"/>
    </style:style>
    <style:style style:name="P13" style:family="paragraph" style:parent-style-name="Standard">
      <style:paragraph-properties fo:margin-top="0.0791in" fo:margin-bottom="0.0791in" loext:contextual-spacing="false"/>
      <style:text-properties fo:font-variant="normal" fo:text-transform="none" fo:color="#000000" style:font-name="Helvetica Neue" fo:font-size="11pt" fo:letter-spacing="normal" fo:font-style="normal" fo:font-weight="bold" officeooo:rsid="000bc385" officeooo:paragraph-rsid="000bc385" style:font-size-asian="11pt" style:font-weight-asian="bold" style:font-size-complex="11pt" style:font-weight-complex="bold"/>
    </style:style>
    <style:style style:name="P14" style:family="paragraph" style:parent-style-name="Standard">
      <style:paragraph-properties fo:margin-top="0.0791in" fo:margin-bottom="0.0791in" loext:contextual-spacing="false"/>
      <style:text-properties fo:font-variant="normal" fo:text-transform="none" fo:color="#000000" style:font-name="Helvetica Neue" fo:font-size="11pt" fo:letter-spacing="normal" fo:font-style="normal" fo:font-weight="bold" officeooo:rsid="000d8b9d" officeooo:paragraph-rsid="000d8b9d" style:font-size-asian="11pt" style:font-weight-asian="bold" style:font-size-complex="11pt" style:font-weight-complex="bold"/>
    </style:style>
    <style:style style:name="P15" style:family="paragraph" style:parent-style-name="Standard">
      <style:paragraph-properties fo:margin-top="0.0791in" fo:margin-bottom="0.0791in" loext:contextual-spacing="false"/>
      <style:text-properties fo:font-variant="normal" fo:text-transform="none" fo:color="#000000" style:font-name="Helvetica Neue" fo:font-size="11pt" fo:letter-spacing="normal" fo:font-style="normal" fo:font-weight="bold" officeooo:rsid="000e1a57" officeooo:paragraph-rsid="000e1a57" style:font-size-asian="11pt" style:font-weight-asian="bold" style:font-size-complex="11pt" style:font-weight-complex="bold"/>
    </style:style>
    <style:style style:name="P16" style:family="paragraph" style:parent-style-name="Standard">
      <style:paragraph-properties fo:margin-top="0.0791in" fo:margin-bottom="0.0791in" loext:contextual-spacing="false"/>
      <style:text-properties fo:font-variant="normal" fo:text-transform="none" fo:color="#000000" style:font-name="Helvetica Neue" fo:font-size="11pt" fo:letter-spacing="normal" fo:font-style="normal" fo:font-weight="bold" officeooo:rsid="000e8a17" officeooo:paragraph-rsid="000e8a17" style:font-size-asian="11pt" style:font-weight-asian="bold" style:font-size-complex="11pt" style:font-weight-complex="bold"/>
    </style:style>
    <style:style style:name="P17" style:family="paragraph" style:parent-style-name="Standard">
      <style:paragraph-properties fo:margin-top="0.0791in" fo:margin-bottom="0.0791in" loext:contextual-spacing="false"/>
      <style:text-properties fo:font-variant="normal" fo:text-transform="none" fo:color="#000000" style:font-name="Helvetica Neue" fo:font-size="11pt" fo:letter-spacing="normal" fo:font-style="normal" fo:font-weight="bold" officeooo:rsid="000fab92" officeooo:paragraph-rsid="000fab92" style:font-size-asian="11pt" style:font-weight-asian="bold" style:font-size-complex="11pt" style:font-weight-complex="bold"/>
    </style:style>
    <style:style style:name="P18" style:family="paragraph" style:parent-style-name="Standard">
      <style:paragraph-properties fo:margin-top="0.0791in" fo:margin-bottom="0.0791in" loext:contextual-spacing="false"/>
      <style:text-properties fo:color="#000000" fo:font-size="11pt" officeooo:paragraph-rsid="000c5b42" style:font-size-asian="11pt" style:font-size-complex="11pt"/>
    </style:style>
    <style:style style:name="P19" style:family="paragraph" style:parent-style-name="Standard">
      <style:paragraph-properties fo:margin-top="0.0791in" fo:margin-bottom="0.0791in" loext:contextual-spacing="false"/>
      <style:text-properties fo:color="#000000" fo:font-size="11pt" officeooo:paragraph-rsid="000fab92" style:font-size-asian="11pt" style:font-size-complex="11pt"/>
    </style:style>
    <style:style style:name="P20" style:family="paragraph" style:parent-style-name="Header">
      <style:paragraph-properties fo:text-align="end" style:justify-single-word="false"/>
      <style:text-properties fo:color="#333333" officeooo:rsid="000bc385" officeooo:paragraph-rsid="000bc385"/>
    </style:style>
    <style:style style:name="T1" style:family="text">
      <style:text-properties officeooo:rsid="000bc385"/>
    </style:style>
    <style:style style:name="T2" style:family="text">
      <style:text-properties fo:font-variant="normal" fo:text-transform="none" fo:color="#333333" fo:letter-spacing="normal" officeooo:rsid="000bc385"/>
    </style:style>
    <style:style style:name="T3" style:family="text">
      <style:text-properties fo:font-variant="normal" fo:text-transform="none" fo:color="#333333" style:font-name="Helvetica Neue" fo:font-size="10.5pt" fo:letter-spacing="normal" fo:font-style="normal" fo:font-weight="normal"/>
    </style:style>
    <style:style style:name="T4" style:family="text">
      <style:text-properties fo:font-variant="normal" fo:text-transform="none" fo:color="#333333" style:font-name="Helvetica Neue" fo:font-size="10.5pt" fo:letter-spacing="normal" fo:font-style="normal" fo:font-weight="normal" officeooo:rsid="000c5b42"/>
    </style:style>
    <style:style style:name="T5" style:family="text">
      <style:text-properties fo:font-variant="normal" fo:text-transform="none" fo:color="#333333" style:font-name="Helvetica Neue" fo:font-size="10.5pt" fo:letter-spacing="normal" fo:font-style="normal" fo:font-weight="normal" officeooo:rsid="000e8a17"/>
    </style:style>
    <style:style style:name="T6" style:family="text">
      <style:text-properties fo:font-variant="normal" fo:text-transform="none" fo:color="#333333" style:font-name="Helvetica Neue" fo:font-size="10.5pt" fo:letter-spacing="normal" fo:font-style="normal" officeooo:rsid="000c5b42"/>
    </style:style>
    <style:style style:name="T7" style:family="text">
      <style:text-properties fo:font-variant="normal" fo:text-transform="none" fo:color="#333333" style:font-name="Helvetica Neue" fo:letter-spacing="normal" fo:font-style="normal" fo:font-weight="normal"/>
    </style:style>
    <style:style style:name="T8" style:family="text">
      <style:text-properties fo:font-variant="normal" fo:text-transform="none" fo:color="#333333" style:font-name="Helvetica Neue" fo:letter-spacing="normal" fo:font-style="normal" fo:font-weight="normal" officeooo:rsid="000c5b42"/>
    </style:style>
    <style:style style:name="T9" style:family="text">
      <style:text-properties fo:font-variant="normal" fo:text-transform="none" fo:color="#333333" style:font-name="Helvetica Neue" fo:letter-spacing="normal" fo:font-style="normal" fo:font-weight="normal" officeooo:rsid="000e8a17"/>
    </style:style>
    <style:style style:name="T10" style:family="text">
      <style:text-properties fo:font-variant="normal" fo:text-transform="none" fo:color="#333333" style:font-name="Helvetica Neue" fo:letter-spacing="normal" fo:font-style="normal" officeooo:rsid="000c5b42"/>
    </style:style>
    <style:style style:name="T11" style:family="text">
      <style:text-properties fo:font-variant="normal" fo:text-transform="none" fo:color="#333333" style:font-name="Helvetica Neue" fo:font-size="12pt" fo:letter-spacing="normal" fo:font-style="normal" fo:font-weight="normal" style:font-size-asian="12pt" style:font-size-complex="12pt"/>
    </style:style>
    <style:style style:name="T12" style:family="text">
      <style:text-properties fo:font-variant="normal" fo:text-transform="none" fo:color="#333333" style:font-name="Helvetica Neue" fo:font-size="12pt" fo:letter-spacing="normal" fo:font-style="normal" fo:font-weight="normal" officeooo:rsid="000c5b42" style:font-size-asian="12pt" style:font-size-complex="12pt"/>
    </style:style>
    <style:style style:name="T13" style:family="text">
      <style:text-properties fo:font-variant="normal" fo:text-transform="none" fo:color="#333333" style:font-name="Helvetica Neue" fo:font-size="12pt" fo:letter-spacing="normal" fo:font-style="normal" officeooo:rsid="000c5b42" style:font-size-asian="12pt" style:font-size-complex="12pt"/>
    </style:style>
    <style:style style:name="T14" style:family="text">
      <style:text-properties fo:font-variant="normal" fo:text-transform="none" fo:color="#333333" style:font-name="Helvetica Neue" fo:font-size="11pt" fo:letter-spacing="normal" fo:font-style="normal" fo:font-weight="normal" style:font-size-asian="11pt" style:font-size-complex="11pt"/>
    </style:style>
    <style:style style:name="T15" style:family="text">
      <style:text-properties fo:font-variant="normal" fo:text-transform="none" fo:color="#333333" style:font-name="Helvetica Neue" fo:font-size="11pt" fo:letter-spacing="normal" fo:font-style="normal" fo:font-weight="normal" officeooo:rsid="000c5b42" style:font-size-asian="11pt" style:font-size-complex="11pt"/>
    </style:style>
    <style:style style:name="T16" style:family="text">
      <style:text-properties fo:font-variant="normal" fo:text-transform="none" fo:color="#333333" style:font-name="Helvetica Neue" fo:font-size="11pt" fo:letter-spacing="normal" fo:font-style="normal" officeooo:rsid="000c5b42" style:font-size-asian="11pt" style:font-size-complex="11pt"/>
    </style:style>
    <style:style style:name="T17" style:family="text">
      <style:text-properties fo:font-variant="normal" fo:text-transform="none" fo:color="#333333" fo:font-size="12pt" fo:letter-spacing="normal" officeooo:rsid="000bc385" style:font-size-asian="12pt" style:font-size-complex="12pt"/>
    </style:style>
    <style:style style:name="T18" style:family="text">
      <style:text-properties fo:font-variant="normal" fo:text-transform="none" fo:color="#333333" fo:font-size="11pt" fo:letter-spacing="normal" officeooo:rsid="000bc385" style:font-size-asian="11pt" style:font-size-complex="11pt"/>
    </style:style>
    <style:style style:name="T19" style:family="text">
      <style:text-properties fo:font-variant="normal" fo:text-transform="none" fo:font-size="11pt" fo:letter-spacing="normal" officeooo:rsid="000bc385" style:font-size-asian="11pt" style:font-size-complex="11pt"/>
    </style:style>
    <style:style style:name="T20" style:family="text">
      <style:text-properties fo:font-variant="normal" fo:text-transform="none" style:font-name="Helvetica Neue" fo:font-size="11pt" fo:letter-spacing="normal" fo:font-style="normal" fo:font-weight="normal" style:font-size-asian="11pt" style:font-size-complex="11pt"/>
    </style:style>
    <style:style style:name="T21" style:family="text">
      <style:text-properties fo:font-variant="normal" fo:text-transform="none" style:font-name="Helvetica Neue" fo:font-size="11pt" fo:letter-spacing="normal" fo:font-style="normal" fo:font-weight="normal" officeooo:rsid="000c5b42" style:font-size-asian="11pt" style:font-size-complex="11pt"/>
    </style:style>
    <style:style style:name="T22" style:family="text">
      <style:text-properties fo:font-variant="normal" fo:text-transform="none" style:font-name="Helvetica Neue" fo:font-size="11pt" fo:letter-spacing="normal" fo:font-style="normal" officeooo:rsid="000c5b42" style:font-size-asian="11pt" style:font-size-complex="11pt"/>
    </style:style>
    <style:style style:name="T23" style:family="text">
      <style:text-properties fo:font-variant="normal" fo:text-transform="none" style:font-name="Helvetica Neue" fo:letter-spacing="normal" fo:font-style="normal" fo:font-weight="normal"/>
    </style:style>
    <style:style style:name="T24" style:family="text">
      <style:text-properties fo:font-variant="normal" fo:text-transform="none" style:font-name="Helvetica Neue" fo:letter-spacing="normal" fo:font-style="normal" fo:font-weight="normal" officeooo:rsid="000c5b42"/>
    </style:style>
    <style:style style:name="T25" style:family="text">
      <style:text-properties fo:font-variant="normal" fo:text-transform="none" style:font-name="Helvetica Neue" fo:letter-spacing="normal" fo:font-style="normal" fo:font-weight="normal" officeooo:rsid="000e8a17"/>
    </style:style>
    <style:style style:name="T26" style:family="text">
      <style:text-properties fo:font-variant="normal" fo:text-transform="none" fo:color="#000000" fo:font-size="11pt" fo:letter-spacing="normal" officeooo:rsid="000bc385" style:font-size-asian="11pt" style:font-size-complex="11pt"/>
    </style:style>
    <style:style style:name="T27" style:family="text">
      <style:text-properties fo:font-variant="normal" fo:text-transform="none" fo:color="#000000" style:font-name="Helvetica Neue" fo:font-size="11pt" fo:letter-spacing="normal" fo:font-style="normal" fo:font-weight="normal" style:font-size-asian="11pt" style:font-size-complex="11pt"/>
    </style:style>
    <style:style style:name="T28" style:family="text">
      <style:text-properties fo:font-variant="normal" fo:text-transform="none" fo:color="#000000" style:font-name="Helvetica Neue" fo:font-size="11pt" fo:letter-spacing="normal" fo:font-style="normal" fo:font-weight="normal" officeooo:rsid="000c5b42" style:font-size-asian="11pt" style:font-size-complex="11pt"/>
    </style:style>
    <style:style style:name="T29" style:family="text">
      <style:text-properties fo:font-variant="normal" fo:text-transform="none" fo:color="#000000" style:font-name="Helvetica Neue" fo:font-size="11pt" fo:letter-spacing="normal" fo:font-style="normal" officeooo:rsid="000c5b42" style:font-size-asian="11pt" style:font-size-complex="11pt"/>
    </style:style>
    <style:style style:name="T30" style:family="text">
      <style:text-properties officeooo:rsid="000c5b42"/>
    </style:style>
    <style:style style:name="T31" style:family="text">
      <style:text-properties officeooo:rsid="000d8b9d"/>
    </style:style>
    <style:style style:name="T32" style:family="text">
      <style:text-properties officeooo:rsid="000e1a57"/>
    </style:style>
    <style:style style:name="T33" style:family="text">
      <style:text-properties officeooo:rsid="000e8a17"/>
    </style:style>
    <style:style style:name="T34" style:family="text">
      <style:text-properties officeooo:rsid="000fab92"/>
    </style:style>
    <style:style style:name="T35" style:family="text">
      <style:text-properties officeooo:rsid="0011553d"/>
    </style:style>
    <style:style style:name="T36" style:family="text">
      <style:text-properties fo:font-size="12pt" officeooo:rsid="000bc385" style:font-size-asian="12pt" style:font-size-complex="12pt"/>
    </style:style>
    <style:style style:name="T37" style:family="text">
      <style:text-properties fo:font-size="11pt" officeooo:rsid="000bc385" style:font-size-asian="11pt" style:font-size-complex="11pt"/>
    </style:style>
    <style:style style:name="T38" style:family="text">
      <style:text-properties fo:color="#000000" fo:font-size="11pt" officeooo:rsid="000bc385"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EKCIJA 1</text:p>
      <text:p text:style-name="P4"/>
      <text:p text:style-name="P1"><text:span text:style-name="T38">1. </text:span><text:span text:style-name="Strong_20_Emphasis"><text:span text:style-name="T26"><text:s/></text:span></text:span><text:span text:style-name="T27">Šta je to konstruisanje softvera?</text:span></text:p>
      <text:p text:style-name="P5">Konstruisanje softvera je deo modela procesa razvoja softvera i odnosi se na neposredne aktivnosti čiji krajnji rezultat čine softverski proizvod, pomoćne datoteke, konfiguracione datoteke, podaci, dokumentacija za instalaciju i kofigurisanje softvera, uputstva, itd.</text:p>
      <text:p text:style-name="P5"/>
      <text:p text:style-name="P5"><text:span text:style-name="T1">2. </text:span>Navesti konkretne aktivnosti kod konstruisanja softvera?</text:p>
      <text:p text:style-name="P5">Konkretne aktivnosti konstruisanja obuhvataju: verifikaciju zahteva, konstrukciono planiranje i detaljni dizajn softvera, verifikaciju arhitekture, dizajn i implementaciju klasa i potprograma, proveru ispravnosti koda, upravljanje verzijama izvornog koda, refaktorisanje, jedinično i integraciono testiranje, otkrivanje i ispravljanje grešaka, optimizacija algoritama i performansi, dokumentovanje izvornog koda, kreiranje konfiguracionih i pomoćnih datoteka, itd.</text:p>
      <text:p text:style-name="P5"/>
      <text:p text:style-name="P5"><text:span text:style-name="T1">3. </text:span>Šta su to IEEE softverski standardi?</text:p>
      <text:p text:style-name="P5">IEEE softverski standardi su skup formalno definisanih procesa, metoda, notacija, nomenklatura, tehnika, rešenja, itd, koja se koriste u procesu razvoja softvera i softverski zavisnih sistema, i nastaju na osnovu akademskih istraživanja i kao rezultat prepoznate dobre prakse iz industrije.</text:p>
      <text:p text:style-name="P5"/>
      <text:p text:style-name="P5"><text:span text:style-name="T1">4. </text:span>Od kojih komponenti se sastoji naziv nekog standarda?</text:p>
      <text:p text:style-name="P5">Što se tiče IEEE stanarda, naziv se formalno definiše iz sledećih informacija: broj dokumenta standarda (nnn), godine kada je standard usvojen (yyyy), i imena standarda. Ovi elementi se kombinuju prema sledećoj šemi u naziv standarda:<text:line-break/><text:line-break/>IEEE Std &lt;nnn&gt;-&lt;yyyy&gt;, &lt;naziv standarda&gt;</text:p>
      <text:p text:style-name="P5"/>
      <text:p text:style-name="P5"><text:span text:style-name="T1">5. </text:span>Šta je to eksterna dokumentacija softvera?</text:p>
      <text:p text:style-name="P5">Eksterna dokumentacija se odnosi na dokumentaciju i informacije van izvornog koda. U eksternim dokumentima je, na višem nivou apstrakcije, opisan softver iz perspektive dizajna na različitim nivoima, struktura modela, itd. Pored toga u eksterne dokumente spadaju i izveštaji nastali u procesu konstruisanja, uputstva za instalaciju i podešavanja, itd.</text:p>
      <text:p text:style-name="P5"/>
      <text:p text:style-name="P5"><text:span text:style-name="T1">6. </text:span>Navesti tipične softverske dokumente?</text:p>
      <text:p text:style-name="P5">* Sprecifikacija softverskih zahteva (SRS);<text:line-break/>* Klasni model;<text:line-break/>* Dizajn arhitekture i detaljni dizajn;<text:line-break/><text:soft-page-break/>* Vremenski plan i raspored projekta;<text:line-break/>* Plan obezbeđivanja kvaliteta, plan testiranja, i izveštaje o testiranju;<text:line-break/>* Izvorni kod softvera;<text:line-break/>* Uputstvo za instalaciju, konfiguraciju, i integraciju;<text:line-break/>* Uputstvo za korišćenje; itd.</text:p>
      <text:p text:style-name="P5"/>
      <text:p text:style-name="P5"><text:span text:style-name="T1">7. </text:span>Navesti teoremu formatiranja?</text:p>
      <text:p text:style-name="P5">"Dobar vizuelni raspored prikazuje logičku strukturu programa".</text:p>
      <text:p text:style-name="P5"/>
      <text:p text:style-name="P5"><text:span text:style-name="T1">8. </text:span>Koji su ciljevi dobrog struktuiranja programskog koda?</text:p>
      <text:p text:style-name="P5">Cilj formatiranja programa je da se što bolje vizuelno prikaže logička struktura programa. Dobra vizuelna prezentacija programskog koda omogućuje nekom ko čita program da ga brzo i lako razume.</text:p>
      <text:p text:style-name="P5"/>
      <text:p text:style-name="P5"/>
      <text:p text:style-name="P5"/>
      <text:p text:style-name="P13">LEKCIJA 2</text:p>
      <text:p text:style-name="P5"><text:span text:style-name="T1">1. </text:span>Navesti konvencije za imenovanje varijabli?</text:p>
      <text:p text:style-name="P5">Potrebno je praviti razliku prilikom imenovanja klasa, imena instanci, imena potprograma, koristiti prefikse kao sto su "g_" i "m_" za globalne varijable i atribute klasa respektivno, koristiti velika slova za imana konstanti a reci u slozenim imenima odvojiti underscore znakom, koristiti konencije koje su specificne za odredjeni programski jezik ili neke od prihvacenih konvencija kao stu su madjarska notacija ili Camel case notacija, itd.</text:p>
      <text:p text:style-name="P5"/>
      <text:p text:style-name="P5"><text:span text:style-name="T1">2. </text:span>Koje su preporuke za inicijalizaciju varijabli?</text:p>
      <text:p text:style-name="P5">Deklarisati i inicijalizovati varijable blizu mesta koriscenja, atribute klasa inicirati u konstruktrorima, izbegavati magicne vrednosti, odnosno treba koristiti imena konstanti, ako je potrebno varijable kao sto su brojaci ili koje se ponovo koriste treba reinicijalizovati pre mesta ponovne upotrebe, voditi racuna o dinamickoj alokaciji memorijskog prostora i oslobadjati rezervisani prostor, uzeti u obzir upozorenja prevodioca u vezi varijabli, proveravati vrednosti stvarnih argumenata potporgrama, obratiti paznju na bocne efekte kod argumenata koje se prenose po referenci</text:p>
      <text:p text:style-name="P5"/>
      <text:p text:style-name="P5"><text:span text:style-name="T1">3. </text:span>Šta su to globalne varijable?</text:p>
      <text:p text:style-name="P5">Globalne varijable su varijable ciji je opseg vazenja i dostupnosti na nivou modula ili aplikacije.</text:p>
      <text:p text:style-name="P5"><text:soft-page-break/></text:p>
      <text:p text:style-name="P5"/>
      <text:p text:style-name="P5"/>
      <text:p text:style-name="P2"><text:span text:style-name="T28">4. </text:span><text:span text:style-name="Strong_20_Emphasis"><text:span text:style-name="T29"><text:s/></text:span></text:span><text:span text:style-name="T27">Navesti preporuke za upotrebu globalnih varijabli?</text:span></text:p>
      <text:p text:style-name="P6">Upotrebu globalnih varijabli treba izbegavati jer dovode do mogucnosti za pojavu gresaka, posebno ako se radi o programima koji koriste niti. Ako se koriste, globalne varijable treba dobro dokumentovati, koristiti prefiks u imenu varijable kojim se naznacava njen glopalni karakter, enkapsulirati globalne varijable u singleton instance sa metodom za pristup kojom bi se obezbedio thred-safe pristup, itd.</text:p>
      <text:p text:style-name="P6"/>
      <text:p text:style-name="P6"><text:span text:style-name="T30">5. </text:span>Objasniti preporuke za sekvencijalne instrukcije?</text:p>
      <text:p text:style-name="P6">Preporuka je da se sekvence instrukcija grupisu u blokove prema medjusobnoj zavisnosti ili logickoj povezanosti, refaktorisati kod ako postoji preklapanje izmedju blokova, definisati nove potprograme ako se odredjene sekvence instrukcija ponavljaju vise puta.</text:p>
      <text:p text:style-name="P6"/>
      <text:p text:style-name="P6"><text:span text:style-name="T30">6. </text:span>Kako se utvrđuje međuzavisnost pojedinih podprograma?</text:p>
      <text:p text:style-name="P6">Za jasno oznacavanje medjuzavisnosti potprograma se mogu koristiti komentari, imena potprograma kojima se naznacava svrha, parametri koji se prosledjuju potprogramima i njihova svrha mogu da ukazu na zavisnost, mogu se koristiti varijable za cuvanje statusne vrednosti i njihova provera.</text:p>
      <text:p text:style-name="P6"/>
      <text:p text:style-name="P6"><text:span text:style-name="T30">7. </text:span>Koje vrste if-instrukcija postoje?</text:p>
      <text:p text:style-name="P6">* if-then - jednostavni uslovni blok,<text:line-break/>* if-then-else - uslovni blok sa alternativnim tokom koji ce se izvrsiti ako primarni uslov nije ispunjen,<text:line-break/>* if-then-else-if - konstrukcija sa vise uslovnih tokova gde i alternativni tokovi zavise od ispunjenosti uslova.</text:p>
      <text:p text:style-name="P6"/>
      <text:p text:style-name="P6"><text:span text:style-name="T30">8. </text:span>Opisati preporuke za upotrebu if-instrukcija?</text:p>
      <text:p text:style-name="P6">Pri formiranju konstrukcije prvo navesti primarni uslovni tok, a zatim alternativne tokove; obratiti paznju na relacione operatore u uslovu jer mogu da promene tok izvrsenja u nezeljenom smeru; komplikovane usove treba pojednostaviti funkcijama koje vracaju Bulovu vrednost i njih koristiti na mestu provere uslova</text:p>
      <text:p text:style-name="P6"/>
      <text:p text:style-name="P6"><text:span text:style-name="T30">9. </text:span>Navesti tipične greške kod petlji?</text:p>
      <text:p text:style-name="P6"><text:soft-page-break/>Pogresna inicijalizacija i provera uslove; pogresan ulaz ili izlaz iz petlje; preklapanje blokova (pogresno ugnjezdavanje); pogresan izbor petlje; konstruisanje petlje sa dugackim blokom koje nisu citljive; neoprezna manipulacijama vrednostima indeksa.</text:p>
      <text:p text:style-name="P6"/>
      <text:p text:style-name="P18"><text:span text:style-name="T24">10. </text:span><text:span text:style-name="T23">Navesti preporuke za petlje?</text:span></text:p>
      <text:p text:style-name="P6">Koristiti male blokove; ako je blok veliki deo se moze zameniti potprogramom radi pojednostavljenja; koristiti do tri nivoa ugnjezdavanja; razmotriti zamenu petlje sa vise izlaza duzom petljom sa jednim izlazom; neke petlje se mogu zameniti rekurzivnim funkcijama (tail recusion).</text:p>
      <text:p text:style-name="P6"/>
      <text:p text:style-name="P6"><text:span text:style-name="T30">11. </text:span>Šta je to duboko ugneždavanje?</text:p>
      <text:p text:style-name="P6">Duboko ugnjezdavanje je preterano umetanje konstrukcija sa blokovima u druge blokove (preko 3-4 nivoa).</text:p>
      <text:p text:style-name="P6"/>
      <text:p text:style-name="P6"><text:span text:style-name="T30">12. </text:span>Objasniti tehniku dubokog ugneždavanja?</text:p>
      <text:p text:style-name="P6">Ako se radi o uslovnim iskazima, ugnjezdeni iskazi se mogu spojiti kombinovanjem uslova; treba razmotriti upotrebu switch-case iskaza; zavisni i logicki povezani sekvencijalni iskazi u ugnjezdenim blokovima se mogu refaktorisati u potprograme; restruktuiranje ugnjezdenih if-then konstrukcija u if-then-else-if konstrukcije.</text:p>
      <text:p text:style-name="P6"/>
      <text:p text:style-name="P6"><text:span text:style-name="T30">13. </text:span>Navesti koje sve vrste kontrolnih instrukcija postoje?</text:p>
      <text:p text:style-name="P6">* uslovna grananja: if-then, if-then-else, if-then if-then-else-if, switch-case;<text:line-break/>* bezuslovno grananje;<text:line-break/>* pozivanje potprograma;<text:line-break/>* prekid i povratak iz potprograma;<text:line-break/>* iteracije: for, foreach, while, do-while</text:p>
      <text:p text:style-name="P6"/>
      <text:p text:style-name="P6"><text:span text:style-name="T30">14. </text:span>Kako se iz programa može eliminisati instrukcija "goto"?</text:p>
      <text:p text:style-name="P6">U zavisnosti od mesta i konteksta upotrebe, moze se eliminisati uslovnim iskazima, petljama, i pozivom potprograma.</text:p>
      <text:p text:style-name="P6"/>
      <text:p text:style-name="P6"><text:span text:style-name="T30">15. </text:span>Opisati višestruki izlaz iz petlje?</text:p>
      <text:p text:style-name="P6">Pod visestrukim izlaskom iz petlje spada mogucnost koriscenja instrukcija break i continue za konstrolu toka izvrsavanja iteracije. U kombinaciji sa uslovnim iskazima koji odredjuju uslove, break se moze koristiti za totalni prekid petlje, a continue za prekid trenutne iteracije i prelazak na sledecu iteraciju. Broj break i continue poziva moze biti visestruk, a mogu se koristiti i u kombinaciji sa osnakama u slucaju da se pozivaju iz ugnjezdenih petlji kako bi se odredlo to na koju se petlju odnosi poziv.</text:p>
      <text:p text:style-name="P6"><text:soft-page-break/></text:p>
      <text:p text:style-name="P6"><text:span text:style-name="T30">16. </text:span>Opisati višestruki izlaz iz podprograma?</text:p>
      <text:p text:style-name="P6">Visestruki izlazak is potprograma se odnosi na mogucnost izlaska iz potprograma pre nego sto se izvrse svi iskazi iz potprograma i dosegne njegov kraj. Regularan nacin izlaska je upotreba return naredbe koja u kombinaciji sa uslovnim iskazima moze da kontrolise tok izvrsenja i povratka iz potprograma. Pored toga se moze izaci i emitovanjem izuzetka, koji ce prekinuti potprogram, ali i sam program u slucaju da nije obradjen na visem nivou, ili koriscenje assert naredbi koje se opet odnose na prekid kompletnog programa u slucaju da uslov koji se proverava nije zadovoljen.</text:p>
      <text:p text:style-name="P6"><text:span text:style-name="T30">17. </text:span>Objasniti koncept strukturnog programiranja?</text:p>
      <text:p text:style-name="P6">Strukturno programiranje je paradigma programiranja koja se bazira na ideji da se svaki program moze kreirati upotrebom sledeca tri gradivna bloka: sekvencom instrukcija, konstrukcijama grananja, i ponavljanjima (iteracijama). Cilj je pojednostavljenje izvornog koda cime se povecava kvalitet, smanjuje broj gresaka, kod se lakse testira, krace je vremen implementacije</text:p>
      <text:p text:style-name="P6"/>
      <text:p text:style-name="P6"><text:span text:style-name="T30">18. </text:span>Navesti preporuke kod strukturnog programiranja?</text:p>
      <text:p text:style-name="P6">Preporuke strukturnog programiranja su:<text:line-break/>* koristiti petlje sa jednim izlazom i ulazom,<text:line-break/>* izbegavanje visestrukih izlaza u petljama i potprogramima, nekoriscenje goto naredbe,<text:line-break/>* organizacija zavisnih i logicki povezanih iskaza u blokove,<text:line-break/>* koriscenje potprograma radi pojednostavljenja koda, itd.</text:p>
      <text:p text:style-name="P6"/>
      <text:p text:style-name="P6"><text:span text:style-name="T30">19. </text:span>Šta je to "pseudokod"?</text:p>
      <text:p text:style-name="P6">Pseudokod je pojednostavljeni opis koraka, odnosno algoritma, koji se treba zivrsiti, i moze biti napisan nekom formalnom notacijom koja nije zavisna od sintakse nekog programskog jezika i hardverske platforme. Na osnovu kavo specificiranog opisa koraka, kodiranje se moze izvrsiti u odabranom programskom jeziku i dobiti izvrsna verzija programa.</text:p>
      <text:p text:style-name="P6"/>
      <text:p text:style-name="P6"><text:span text:style-name="T30">20. </text:span>Šta je to kompjuterska procedura?</text:p>
      <text:p text:style-name="P6">Kompjuterska procedura ili potprogram je deo programa, odnosno funkcionalni modul koji sadrzi instrukcije potrebne za izvrsenje jednog zadatka na racunaru. Kombinovanje potprograma kao gardivnog elementa i kompleksnije celine dobija se konacni program za resavanje nekog problema. Prednosti koriscenja potprograma su laksa implementacija i odrzavanje, lakse testiranje, mogucnost odranizovanja u biblioteke koje se mogu ponovo koristit u drugim projektima, pojednostavljenje izvornog koda</text:p>
      <text:p text:style-name="P6"/>
      <text:p text:style-name="P6"><text:span text:style-name="T30">21. </text:span>Kako se meri kompleksnost podprograma?</text:p>
      <text:p text:style-name="P6"><text:soft-page-break/>Kompleksnost programa se meri kao suma sledcih tezina: 1 za osnovnu putanju, kljucne reci, i svaku case opciju u switch konstrukciji, zatim se dodaje broj instrukcija u programu, broj ulaznih parametara i izlaza, i broj i nivo ugnjezdenih blokova.</text:p>
      <text:p text:style-name="P6"/>
      <text:p text:style-name="P6"><text:span text:style-name="T30">22. </text:span>Koje su preporuke u vezi sa kompleksnim podprogramima?</text:p>
      <text:p text:style-name="P6">Nivo kompleksnosti potprograma treba da je ispod 10, u suprotnom potprogram treba refaktorisati u manje potprograme koji zadovoljavaju ovaj uslov.</text:p>
      <text:p text:style-name="P6"/>
      <text:p text:style-name="P7"/>
      <text:p text:style-name="P7"/>
      <text:p text:style-name="P14">LEKCIJA 3</text:p>
      <text:p text:style-name="P8"><text:span text:style-name="T31">1. </text:span>Navesti aktivnosti kod životnog ciklusa softvera?</text:p>
      <text:p text:style-name="P8">* Analiza izvodljivosti;<text:line-break/>* Analiza trzista;<text:line-break/>* Analiza domena;<text:line-break/>* Prikupljanje, specifikacija i validacija zahteva;<text:line-break/>* Planiranje projekta;<text:line-break/>* Dizajn sistema;<text:line-break/>* Implementacija;<text:line-break/>* Testiranje;<text:line-break/>* Isporuka i integracija; i<text:line-break/>* Odrzavanje.</text:p>
      <text:p text:style-name="P8"/>
      <text:p text:style-name="P8"><text:span text:style-name="T31">2. </text:span>Šta su to modeli životnog ciklusa?</text:p>
      <text:p text:style-name="P8">Modeli zivotnog ciklusa softvera predstavljaju konceptualne radne okvire koji definisu skup aktivnosti potrebnih da bi se realizovao softverski proizvod. Medju najpoznatijim modelima su linearni sekvencijalni metod, prototipski model, inkrementalni model, spiralni model, agilne metode.</text:p>
      <text:p text:style-name="P8"/>
      <text:p text:style-name="P8"><text:span text:style-name="T31">3. </text:span>Koje su to agilne metode razvoja softvera?</text:p>
      <text:p text:style-name="P8">* Rational Unified Process (RUP);<text:line-break/>* Rapid Application Development (RAD);<text:line-break/>* Ekstremno programiranje (XP);<text:line-break/>* Scrum;<text:line-break/>* Kanban, itd.</text:p>
      <text:p text:style-name="P8"/>
      <text:p text:style-name="P8"><text:span text:style-name="T31">4. </text:span>Uporediti agilne i tradicionalne metode razvoja softvera?</text:p>
      <text:p text:style-name="P8"><text:soft-page-break/>Agilne metode odstupaju od formalnih procesa tradicionalnih modela razvoja softvera i prednost daju kolaboraciji izmedju korisnika i clanova razvojnog tima. Isporuka proizvoda krajnjim korisnicima kod agilnih metoda se bazira na:<text:line-break/>* adaptivnom planiranju u toku razvoja na racun planiranja unapred pre pocetka razvoja;<text:line-break/>* iterativni i evolutivni razvoj;<text:line-break/>* cesta isporuka nove verzije (posle svake iteracije);<text:line-break/>* funkcionise sa malim timovima;<text:line-break/>* fleksibilnost na ceste izmene zahteva u saradnji sa korisnicima; itd.</text:p>
      <text:p text:style-name="P8"/>
      <text:p text:style-name="P8"><text:span text:style-name="T31">5. </text:span>Navesti aktivnosti kod konstruisanja softvera?</text:p>
      <text:p text:style-name="P8">* Detaljan dizajn arhitekture i modelovanje sistema;<text:line-break/>* Kodiranje resenja;<text:line-break/>* Pisanje i pokretanje jedinicnih testova;<text:line-break/>* Otkrivanje, analiza, i ispravljanje defekata;<text:line-break/>* Integraciono testiranje modula i komponenti; i<text:line-break/>* Verifikacija resenja.</text:p>
      <text:p text:style-name="P8"><text:span text:style-name="T31">6. </text:span>Navesti alate koji se koriste kod konstruisanja softvera?</text:p>
      <text:p text:style-name="P8">* Alati za dizajn i modelovanje (Visual Paradigm, Power Designer, itd);<text:line-break/>* Integrisana razvojna okruzenja (NetBeans, Eclipse, Visaul Studio, Xcode, itd);<text:line-break/>* Alati za testiranje;<text:line-break/>* Sistemi za upravljanje i kontrolu izvornog koda (Git, Subversion, CVS, itd);<text:line-break/>* Sistemi za kontinuiranu integraciju (Jenkins, GitLab, itd); itd.</text:p>
      <text:p text:style-name="P8"/>
      <text:p text:style-name="P8"><text:span text:style-name="T31">7. </text:span>Šta je to UP?</text:p>
      <text:p text:style-name="P8">UP (Unified Process) je proces razvoja softvera koji se oslanja na objektno-orjentisani dizajn i primenu UML jezika za dizajn i modelovanje softvera. Sastoji se od cetiri faze: pocetak, elaboracija, konstrukcija, i tranzicija).</text:p>
      <text:p text:style-name="P8"/>
      <text:p text:style-name="P8"><text:span text:style-name="T31">8. </text:span>Opisati modele kod UP?</text:p>
      <text:p text:style-name="P8">* Use-case model - model opisuje kako korisnici interaguju sa sistemom;<text:line-break/>* Modeli analize - dijagrami aktivnosti, sistem sekvencijalni dijagrami, dijagrami stanja, itd;<text:line-break/>* Modeli dizajna - dijagrami paketa i klasa, sekvencijalni dijagrami, ER dijagrami, itd;<text:line-break/>* Modeli razmestanja - dijagram komponenti;<text:line-break/>* Modeli implementacije - dijagram komponenti i podsistemal;<text:line-break/>* Test model.</text:p>
      <text:p text:style-name="P8"/>
      <text:p text:style-name="P8"><text:span text:style-name="T31">9. </text:span>Objasniti izbor modela životnog ciklusa?</text:p>
      <text:p text:style-name="P8">Model zivotnog ciklusa se bira prema tipu softverskog sistema, velicini projekta, vremenu za realizaciju, raspolozivom budzetu, profilu razvojnog tima, utvrdjenom riziku, postojanoscu i dinamikom promena zahteva, itd. Primera radi, razvoju softvera <text:soft-page-break/>za ugradjene sisteme vise odgovaraju formalniji tradicionalni modeli sa detaljnim planiranjem i analizom pre pocetka razvoja. Agilne metode se lako mogu aplicirati kod web aplikacija i slicno.</text:p>
      <text:p text:style-name="P8"/>
      <text:p text:style-name="P8"><text:span text:style-name="T31">10. </text:span>Opisati pripreme za konstruisanje?</text:p>
      <text:p text:style-name="P8">Pre same faze konstrukcije, potrebno je ustanoviti precizne zahteve softvera jer je nedostatke najjeftinije resiti za vreme formulisanja zahteva. Posle specifikacije i validacije zahteva uspostavlja se plan razvoja projekta. Nakon toga sledi detaljna analiza i dizajn arhitekture sistema, i ova vaza takodje predstavlja kriticnu fazu jer se odluke vezane za arhitekturu teze ispravljaju u toku konstruisanja, ili jos gore nakon toga. Kada su poznati svi detalji vezani za dizajn, moze se zapoceti sa konstrukcijom.</text:p>
      <text:p text:style-name="P8"/>
      <text:p text:style-name="P8"><text:span text:style-name="T31">11. </text:span>Navesti listu ključnih odluka na početku konstruisanja?</text:p>
      <text:p text:style-name="P8">* Izbor programskog jezika, verzije, i paradigme koju podrzava, na osnovu tipa softverskog sistema koji se gradi, znanja i iskustva clanova razvojnog tima, itd;<text:line-break/>* Izbor radnih okvira, biblioteka, i komponenti, na osnovu arhitekture sistema, itd;<text:line-break/>* Izbor alata za specifikaciju modela i arhitekture sistema, razvojnog okruzenja, itd;<text:line-break/>* Definisanje parametara razvojnog procesa kao sto su organizacija tima, model po kome se vrsi inspekcija koda, metrika koje ce se koristiti za ocenjivanje, utvrdjivanje rizika, itd;<text:line-break/>* Definisanje plana testiranja;<text:line-break/>* Definisanje procedura integracije i instalacije, itd.</text:p>
      <text:p text:style-name="P8"/>
      <text:p text:style-name="P8"><text:span text:style-name="T31">12. </text:span>Opisati ukratko osobine pojedinih programskih jezika?</text:p>
      <text:p text:style-name="P8">C je proceduralni programski jezik opste namene. Zbog svojih osobina se cesto koristi u sistemskom programiranju, programiranju softvera za ugradjene sisteme, itd.<text:line-break/><text:line-break/>C++ je jezik koji je nastao kao prosirenje programskog jezika C, dodavanjem objektno-orijentisane paradigme i funkcionalnog programiranja (lambda funkcije). Sama osnova jezika je prosirena takozvanom STL (Standard Template Library) bibliotekom koja dopunjuje sam jezik mocnom bibliotekom generickih struktura i algoritama. Jezik ima siroku primenu u mission critical sistemima, sistemskom programiranju, razvoju desktop aplikacija, a poslednje vreme i u implementaciji HPC softvera za multiprocesorske sisteme i GPU akceleratore.<text:line-break/><text:line-break/>Java je objektno-orjentisani programski jezik opste namene. Postoje tri varijante: Java SE (Standard Edition) koji se deli na JDK (Development Kit) i JRE (Runtime Environment). Pored ove verzije postoji i Java ME (Micro Edition) za ugradjene sisteme. Na kraju verzija Java EE (Enterprise Edition) je prosirenje Java SE infrastrukturom za projektovanje i izgradnju velikih poslovnih sistema. Java se takodje koristila kao primarni jezik za razvoj Android softvera, ali je od 2019. godine zamenjen jezikom Kotlin (iako Java i dalje postoji kao opcija za razvoj ovog tipa aplikacija).<text:line-break/><text:line-break/>Python je objektno-orjentisan i funkcionalan multiplatformski skript jezik koji se najvise koristio za web i internet aplikacije, ali je u poslednje vreme zauzeo veliko mesto primene u oblasti nauke o podacima, masinskog ucenja, itd.</text:p>
      <text:p text:style-name="P8"><text:soft-page-break/></text:p>
      <text:p text:style-name="P8"><text:span text:style-name="T31">13. </text:span>Koje vrste projekata postoje?</text:p>
      <text:p text:style-name="P8">Prema razlozima za pokretanje projekta, projekti mogu biti:<text:line-break/>* projekti koji resavaju novi problem,<text:line-break/>* projekti koji unapredjuju postojeca resenja, i<text:line-break/>* projekti koji dopunjuju postojeca resenja.<text:line-break/><text:line-break/>Prema korisniku, razvoj projekta moze biti:<text:line-break/>* razvoj za potrebe jednog korisnika ili organizacije,<text:line-break/>* razvoj za odredjeno trziste i njene potrebe,<text:line-break/>* razvoj za siroku upotrebu.<text:line-break/><text:line-break/>Prema velicini projekti mogu biti: kratki (do par meseci), srednje velicine (do godinu dana), i veliki projekti (vise godina).<text:line-break/><text:line-break/>Softverski projekti se takodje mogu podeliti i prema dostupnosti pa mogu biti: besplatni, licencirani, sa otvorenim kodom, komercijalni sa ogranicenom besplatnom verzijom (trial, ogranicene funkcije, itd), itd.</text:p>
      <text:p text:style-name="P8"/>
      <text:p text:style-name="P8"><text:span text:style-name="T31">14. </text:span>Uporediti produktivnost na malim i velikim projektima?</text:p>
      <text:p text:style-name="P8">Produktivnost na manjim projektima moze biti znatno veca nego na vecim. Manje projekte radi manji broj ljudi, na njima se mogu primeniti agilne metode razvoja koje ubrzavaju implementaciju, komunikacija je jednostavnija i brza, brze su vidljivi rezultati, i slicno. Kod projekata veceg obima razvoj rade veci timovi ili vise timova sto otezava komunikaciju i koordinaciju, Na vecim projektima se na pocetku trosi znatno vece vreme za pripremu, formulisanje zahteva, dizajn i planiranje, i druge aktivnosti koje nisu direktno vezane za samo konstruisanje proizvoda. Svi ovi faktori uticu na to da je kod manjih projekata moguce ostvariti veci broj linija izvodnog koda po jedinici vremena u odnosu na trajanje projekta, za raziku od projekata srednje i vece velicine.</text:p>
      <text:p text:style-name="P8"/>
      <text:p text:style-name="P8"><text:span text:style-name="T31">15. </text:span>Opisati tehnike motivacije programera?</text:p>
      <text:p text:style-name="P8">* Organizovati rad u parovima;<text:line-break/>* Organizovati neformalnu ili formalnu inspekciju koda;<text:line-break/>* Uspostaviti sistem nagradjivanja zaposlenih;<text:line-break/>* Jacati veze izmedju clanova tima i osecaja pripadnosti timu;<text:line-break/>* Omoguciti edikaciju i usavrsavanja zaposlenih;<text:line-break/>* Omoguciti clanovima tima da ucestvuju u diskusijama i daju svoje misljenje o prokektu</text:p>
      <text:p text:style-name="P8"/>
      <text:p text:style-name="P8"><text:span text:style-name="T31">16. </text:span>Kako se procenjuje veličina projekta?</text:p>
      <text:p text:style-name="P8">Jedan nacin je upotreba formalnih metoda kao sto je COCOMO 2. Procena velicine se moze dobiti i upotrebom alata za upravljanje projektima. Dalje, mogu se angazovati spoljasni saradnici i inzinjeri koji su specijalizovani za vrsenje procena, ili procenu mogu dati clanovi tima za razvoj projekta na osnovu svog ranijeg iskustva.</text:p>
      <text:p text:style-name="P8"><text:soft-page-break/></text:p>
      <text:p text:style-name="P8"><text:span text:style-name="T31">17. </text:span>Opisati tehniku upravljanja konfiguracijom?</text:p>
      <text:p text:style-name="P8">Upravljanje konfiguracijom je proces koji se sastoji od identifikovanja artifakata i upravljanja promena artifakata projekta, radi ocuvanja konzistentnosti, funkcionalnih i fizickih atributa, zahteva i dizajna projekta, tokom njegovog zivotnog ciklusa. Artifakti kod softverskih projekata mogu biti zahetvi, dizajn, izvorni kod, pomocne datoteke, itd. Upravljanje promenama ovih artifakata obezbedjuje se da projekat ostane unutar zadatih granica.</text:p>
      <text:p text:style-name="P8"/>
      <text:p text:style-name="P8"><text:span text:style-name="T31">18. </text:span>Šta je to version-control softver?</text:p>
      <text:p text:style-name="P8">Version Control softver, ili SCMS (Source Control Management System) je softver kojim se cuva i upravlja procesom promena izvornog koda. Osnovne funkcije koje ovaj softver obezbedjuje je repozitorijum za cuvanje izvnrnog koda, pracenje istorije promena, razresavanja konflikta, kolaboracija izmedju clanova tima, itd. Prema nacinu cuvanja izvornog koda, mogu biti centralizovani (Subversion) ili distribuirani sistemi kao sto je Git. SCMS softver se lako integrise sa drugim alatima kao sto su razvojna okruzenja, softver za upravljanje projektima, sistemi za kontinuiranu integraciju, itd, i njegova korist ne nemerljiva, nevezano za velicinu tima ili projekta.</text:p>
      <text:p text:style-name="P8"/>
      <text:p text:style-name="P8"/>
      <text:p text:style-name="P15">LEKCIJA 4</text:p>
      <text:p text:style-name="P9"><text:span text:style-name="T32">1. </text:span>Šta su to "refaktoreri"?</text:p>
      <text:p text:style-name="P9">"Refaktoreri" su specijalizovani samostalni programi ili funkcija integrisana u razvojna okruzenja koja se koristi za izmene izvornog koda u sta spadaju izmene simbola (imena klasa, metoda, funkcija, parametara, itd), restruktuiranje koda prema unapred definisanim plravilima (zamena delova izvornog koda prema utvrdjenoj dobroj praksi, paternima, itd), ekstrakciju delova izvornog koda u potprograme, zamenu tipova i broja formalnih argumenata potprograma, itd. Refaktoreri omogucavaju da se ove izmene izvrse na bezbedan nacin eliminisuci potencijalne greske koje bi nastale ako se ove izmene vrse rucno.</text:p>
      <text:p text:style-name="P9"/>
      <text:p text:style-name="P9"><text:span text:style-name="T32">2. </text:span>Opisati rečnike podataka?</text:p>
      <text:p text:style-name="P9">Recnik podataka je katalog koji sadrzi strukture i ogranicenja podataka koji su od znacaja za projekat ili imaju neki uticaj na projekat.</text:p>
      <text:p text:style-name="P9"/>
      <text:p text:style-name="P9"><text:span text:style-name="T32">3. </text:span>Navesti vrste CASE alata?</text:p>
      <text:p text:style-name="P9">CASE alati se mogu podaliti na:<text:line-break/>* Alati (tools) - koji omogucavaju specificne pojedinacne zadatke u procesu projektovanja, implementacije, i odrzavanja softvera;<text:line-break/>* "Radne klupe" (workbench) - podrzavaju jednu ili vise aktivnosti procesa razvoja <text:soft-page-break/>softvera integracijom vise alata u koherentnu celinu;<text:line-break/>* Okruzenja - podrzavaju sve ili vecinu aktivnosti procesa razvoja softvera integracijom funkcija prethodne dve grupe.</text:p>
      <text:p text:style-name="P9"/>
      <text:p text:style-name="P9"><text:span text:style-name="T32">4. </text:span>Navesti koji su to alati za konstruisanje softvera?</text:p>
      <text:p text:style-name="P9">* Alati za kodiranje izvornog koda su osnovni alati u procesu razvoja softvera. Ova alati omogucavaju pisanje izvornog koda i veliki broj funkcija kao sto su: automatsko kompletiranje koda na osnovu jezika koji se koristi, proveru gresaka u toku pisanja koda, refaktorisanje, navigaciju kroz izvorni kod, itd.<text:line-break/><text:line-break/>* Alati za otklanjanje gresaka, mogu biti samostalne aplikacije ili integrisani u razvojna okruzenja. U ove alate spadaju: debugger-i koji se koriste za pracenje toka izvrsenja programa, stanja i promena vrednosti, itd; alati za staticku proveru izvornog koda; itd.<text:line-break/><text:line-break/>* Alati za dizajn su alati koji takodje mogu biti samostalni i tako se najcesce koriste, ili integrisani u razvojna okruzenja, i koriste se za projektovanje i konstruisanje softvera primenom nekog od formalnih modela kao sto su UML dijagrami, ER dijagrami, itd. Modeli koji se kreiraju ovim alatima pojasnjavaju strukturu, ponasanje, i zavisnosti elemenata softverskog sistema koji se projektuje. Mogu imati i opciju automatskog generisanja inicijalnog koda na osnovu modela,a na primer klasa iz UML klasnog dijagrama, DDL koda za kreiranje tabela u bazi podataka na osnovu ER dijagrama, itd.<text:line-break/><text:line-break/>* Alati za upravljanje verzijama izvornog koda kojise koriste za cuvanje, upravljanje i pracenje izmena izvnornog koda tokom razvoja. Posto posreduju u procesu izmena izmedju vise programera, imaju i kolaborativnu funkciju. Mogu biti samostalni ili integrisani u razvojno okruzenje. Osnovne funkcije koje obezbedjuju su: repozitorijum za cuvanje izvornog koda koji moze biti centralizovan ili distribuiran, istorija promena, spajanje konrkurentnih promena i razresavanje konflikata, razvoj u vise paralelnih tokova, uporedni prikaz izmena kroz vreme, itd.</text:p>
      <text:p text:style-name="P9"/>
      <text:p text:style-name="P9"><text:span text:style-name="T32">5. </text:span>Navesti neke UML alate?</text:p>
      <text:p text:style-name="P9">* Visual Paradigm - komercijalna licenca i besplatna community sa ogranicenim mogucnostima;<text:line-break/>* Power Designer - komercijalna licenca;<text:line-break/>* Visual Studio;<text:line-break/>* Microsoft Visio;<text:line-break/>* Argo UML - besplatan alat;<text:line-break/>* Star UML - komercijalna licenca; itd.</text:p>
      <text:p text:style-name="P9"/>
      <text:p text:style-name="P10"><text:span text:style-name="T33">6. </text:span>Opisati detaljno jedan UML alat?</text:p>
      <text:p text:style-name="P10">Visual Paradigm je alat koji je dostupan varijanti sa komercijalnom licencom, i u besplatnoj varijanti za upotrebu u nekomercijalne svrhe. Komercijalna verzija ima nekoliko varijanti: osnovna (Modeler), Standard, Professional, i Enterprise. U zavisnosti od varijane varira i cena i skup mogucnosti koje su ukljucene. Ovo okruzenje podrzava sve znacajnije modele: UML, SysML, BPMN, ER, DFD, TOGAF, ArchiMate, SoaML. Pored toga se moze koristiti i za rad sa korisnickim zahtevima kroz User Story i Use Case <text:soft-page-break/>modele. Druge mogucnosti su kreiranje inicijalnog koda iz modela, ili reverzni inzinjering, odnosno kreiranje modela iz izvornog koda. Moze se integrisati sa svim poznatijim razvojnim okruzenjima kao sto su Eclipse, NetBeans, IntelliJ, i Visual Sturio. Besplatna verzija nudi samo kreiranje UML modela. Alat je nezavisan od operativnog sistema i moze se koristiti na Linux, MacOS, i MS Windows sistemima.</text:p>
      <text:p text:style-name="P10"/>
      <text:p text:style-name="P10"><text:span text:style-name="T33">7. </text:span>Šta su to softverske skele?</text:p>
      <text:p text:style-name="P10">Softverske skele su pomocne klase ili potprogrami koji oponasaju odredjenu funkcionalnost u svrhu testiranja drugih klasa ili potprograma, a kojima je za funkcionisanje neophodna logika koja jos nije implementirana i simulira se kroz softverske skele. Jedna od mogucnosti je rucno kreiranje simulirane funkcionalnosti, ali se mogu koristiti i pomocne biblioteke u kombinaciji sa test radnim okvirima kojima se olaksava simulacija implementacije, na primer koriscenje JUnit i Mockito biblioteke.</text:p>
      <text:p text:style-name="P10"/>
      <text:p text:style-name="P10"><text:span text:style-name="T33">8. </text:span>Šta je to baza podataka greški?</text:p>
      <text:p text:style-name="P10">Baza podataka o greskama je kolekcija informacija o greskama formirana na osnovu prethodno identifikovanih i potvrdjenih gresaka. Na osnovu ovako formiranog skupa informacija moguce je kasnije otkrivanje istih ili slicnih gresaka, provera ispravki ranijih gresaka, formulisanje slucajeva testiranja, staticka analiza koda.</text:p>
      <text:p text:style-name="P10"/>
      <text:p text:style-name="P10"><text:span text:style-name="T33">9. </text:span>Navesti alate u Visual Studio-u?</text:p>
      <text:p text:style-name="P10">Osnovni alati koje obihvata VS su:<text:line-break/>* Code-editor;<text:line-break/>* Inetegrisani debugger;<text:line-break/>* Forms Designer - alat za vuzuelno kreiranje GUI aplikacija;<text:line-break/>* Class Designer;<text:line-break/>* Web Designer; itd.<text:line-break/><text:line-break/>UML podrska je od verzije 2017 zamenjena novim alatom koji se zove Code Maps.</text:p>
      <text:p text:style-name="P10"/>
      <text:p text:style-name="P10"><text:span text:style-name="T33">10. </text:span>Šta je to GUI builder?</text:p>
      <text:p text:style-name="P10">GUI builder je vizuelno okruzenje za kreiranje korisnickog interfejsa po WYSIWYG principu. Ovaj alat sadrzi takozvani dizajner formi u kome se elementi aplikacija (prozori, dijalozi, fragmenti, itd) kreiraju razmestanjem kopononenti. Ovicno su deo nekog razvojnog okruzenja, ali mogu biti i samostalne aplikacije, i povezani su sa code editorom za implementaciju logike koja je povezana sa dogadjajima registrovanim za odredjenu komponentu sa kojom ce korisnik interagovati u aplikaciji.</text:p>
      <text:p text:style-name="P10"/>
      <text:p text:style-name="P10"><text:span text:style-name="T33">11. </text:span>Opisati alat Junit?</text:p>
      <text:p text:style-name="P10">JUnit je radni okvir za pisanje jedinicnih testova u programskom jeziku Java. Jedan test slucaj je predstavljen klasom koja sadrzi jednu ili vise test metoda, sa opcionim <text:soft-page-break/>metodama za inicijalizaciju test slucaja i postavljanja pocetnog stanja, i metodama koje se izvrsavaju nakon izvrsenja testova a koriste se za resetovanje stanja ili oslobadjanje zauzetih resursa. Vise klasa koje implementiraju srodne test slucajeve se mogu grupisati u takozvane test suite grupe. Za pokretanje testova se koristi mehanizam koji se zove test runner, a pokretanje se moze izvrsiti unutar razvojnog okruzenje, ili preko alata za upravljanje zavisnostima i produkciju izvrsne datoteke (maven, ant, gradle). Sam radni okvir se moze prosirivati i kombinovati sa drugim bibliotekama kao sto su na primer biblioteke za programske skele (mock objekti), ili za testiranje neke specificne klase aplikacija.</text:p>
      <text:p text:style-name="P10"/>
      <text:p text:style-name="P10"><text:span text:style-name="T33">12. </text:span>Opisati alat FindBugs?</text:p>
      <text:p text:style-name="P10">FindBug je alat koji sluzi za staticku analizu koda i pronalazenje gresaka na osnovu baze podataka o greskama. Alat moze da se koristi samostalno, integrisan u razvojno okruzenje, preko alata kao sto su maven, ant, gradle, itd. Tipove gresaka koje alat moze da prepozna spadaju u neku od sledecih kategorija: losa praksa, ispravnost, sigurnost, maliciozni kod, performanse, stil pisanja, itd.</text:p>
      <text:p text:style-name="P10"/>
      <text:p text:style-name="P10"/>
      <text:p text:style-name="P10"/>
      <text:p text:style-name="P16">LEKCIJA 5</text:p>
      <text:p text:style-name="P10"><text:span text:style-name="T33">1. </text:span>Objasniti od čega se sastoji sistematski prilaz razvojnom testiranju?</text:p>
      <text:p text:style-name="P10">On testira svaki relevantni softverski zahtev, svaki problem uocen u fazi dizajna, svaku liniju programa pomocu baznog testiranja, testira tok podataka, i koristi listu provere, u kojoj se nalaze greske iz proslosti.</text:p>
      <text:p text:style-name="P10"/>
      <text:p text:style-name="P10"><text:span text:style-name="T33">2. </text:span>Opisati koje su nesavršenosti razvojnog testiranja?</text:p>
      <text:p text:style-name="P10">Pre svega, testovi ne mogu ukazati na sve potencijalne greske, vec samo mogu da potvrde prisustvo gresaka koje su anticipirane i obuhvacene testiranjem. Cesto se veruje da su testovima pokrivene sve mogucnosti nastanka defekata, ali je u realnosti pokrivenost tetovima nedovoljna. Dalje, cesto se vrsi testiranje samo iz jednog ugla, npr. vrsi se bazno testiranje dok su ostali tipovi testiranja zanemareni. Takodje je nedostatak u testiranju koje se vrsi samo na ispravne ulaze, dok se neispravni ulazi zanemaruju, ne testiraju se granicne vrednosti</text:p>
      <text:p text:style-name="P10"/>
      <text:p text:style-name="P10"><text:span text:style-name="T33">3. </text:span>Koje vrste strukturnog testiranja postoji?</text:p>
      <text:p text:style-name="P10">Testiranje svake instrukcije<text:line-break/>Testiranje svake grane u programu<text:line-break/>Testiranje svake putanje</text:p>
      <text:p text:style-name="P10"/>
      <text:p text:style-name="P10"><text:soft-page-break/><text:span text:style-name="T33">4. </text:span>Uporediti pojedine vrste strukturnog testiranja?</text:p>
      <text:p text:style-name="P10">Testiranje svake instrukcije se vrsi kako bi se proverilo da li se sve linije koda izvrsavaju pod odredjenim okolnostima. Postojanje instrukcija koje se ne izvrsavaju ni jednom ukazuje na to da postoji greska zbog koje se ne izvrsava, odnosno greska u logici i dizajnu testiranog koda. Testiranje svake grane vrsi proveru da li ce se za zadate uslove aktivirati svaka moguca grana u programu, odnosno da li je svaki blog zahvacen odgovarajucim grananjem dostizan. Dakle, kod ovog testiranja se vrsi provera uslova koji sumeravaju tok izvrsenja. Testiranje sveke putanje proverva da li se podskup instrukcija koje cine jedinstveni niz instrukcija izvrsava. Ovim testiranjem se otkrivaju greske kao sto je izostanak neke instrukcije iz niza koji se treba izvrsiti, nenamerna zamena mesta instrukcijama.</text:p>
      <text:p text:style-name="P10"/>
      <text:p text:style-name="P10"><text:span text:style-name="T33">5. </text:span>Objasniti ideju osnovnog strukturnog testiranja?</text:p>
      <text:p text:style-name="P10">Ideja je da svaku instrukciju programa treba testirati barem jednom.<text:line-break/>U nekim prilazima se testiraju sve putanju algoritma.</text:p>
      <text:p text:style-name="P10"/>
      <text:p text:style-name="P10"><text:span text:style-name="T33">6. </text:span>Kako se određuje broj putanja u programu?</text:p>
      <text:p text:style-name="P10">Broj putanja se odredjuje kao suma sledecih cinilaca:<text:line-break/>* doda se 1 za pravolinijsku putanju,<text:line-break/>* doda se 1 za svaku kljucnu rec if, else, while, foreach, and, i or.<text:line-break/>* doda se 1 za svaku case instrukciju kod visestrukog granjanja switch, plus 1 ako nema default grane.</text:p>
      <text:p text:style-name="P10"/>
      <text:p text:style-name="P10"><text:span text:style-name="T33">7. </text:span>Objasniti ideju testiranja toka podataka?</text:p>
      <text:p text:style-name="P10">Zasniva se na ideji da je upotreba podataka podlozna greskama koliko i instrukcije programa.</text:p>
      <text:p text:style-name="P10"/>
      <text:p text:style-name="P10"><text:span text:style-name="T33">8. </text:span>Koje vrste stanja podataka postoje?</text:p>
      <text:p text:style-name="P10">Podaci u programu mogu da budu u jednom od sledecih stanja:<text:line-break/>* definisani podaci koji imaju inicijalizovano stanje,<text:line-break/>* podaci koji su se koristili u nekoj tacki programa,<text:line-break/>* podaci koji su prethodno bili inicijalizovani ali su eksplicitno ili implicitno klonjeni.</text:p>
      <text:p text:style-name="P10"/>
      <text:p text:style-name="P19"><text:span text:style-name="T25">9. </text:span><text:span text:style-name="T23">Navesti listu alata za podršku razvojnom testiranju?</text:span></text:p>
      <text:p text:style-name="P19"><text:span text:style-name="T23">* Radni okviri za testiranje kao sto su JUnit, NUnit, itd;</text:span><text:line-break/><text:span text:style-name="T23">* Baze podataka o greskama;</text:span><text:line-break/><text:span text:style-name="T23">* Generatori test podataka;</text:span><text:line-break/><text:span text:style-name="T23">* Programske skele za testiranje;</text:span><text:line-break/><text:span text:style-name="T23">* Alati za pracenje gresaka;</text:span><text:line-break/><text:span text:style-name="T23">* Alati za poredjenje; itd.</text:span></text:p>
      <text:p text:style-name="P11"><text:soft-page-break/><text:span text:style-name="T34">10. </text:span>Šta su to test-data generatori?</text:p>
      <text:p text:style-name="P11"><text:span text:style-name="T34">T</text:span>est data generatori su alati za generisanje masovnih i slucajnih skupova podataka koji se koriste kao ulaz u testiranju, sa ciljem da se sa sto vise razlicitih vrednosti izvrse testovi. Polazna hipoteza je da sa vecom kolicinom razilicitih ulaznih podataka moze otkriti i veci broj gresaka.</text:p>
      <text:p text:style-name="P11"/>
      <text:p text:style-name="P11"/>
      <text:p text:style-name="P11"/>
      <text:p text:style-name="P17">LEKCIJA 6</text:p>
      <text:p text:style-name="P11"><text:span text:style-name="T34">1. </text:span>Opisati logičke greške?</text:p>
      <text:p text:style-name="P11">Logicke greske u programu su odstupanja od zeljenog ponasanja programa. Ove greske ne prouzrokuju direktno prekide programa, i obicno uticu na stanje i vrednosti podataka. Posledice logickih gresaka su stanja koja kasnije u toku izvrsenja mogu da proizvedu prekid programa, ili da dovedu do nekonzistentnosti u sistemu sto moze imati posledice po korisnika.</text:p>
      <text:p text:style-name="P11"/>
      <text:p text:style-name="P11"><text:span text:style-name="T34">2. </text:span>Opisati debugger?</text:p>
      <text:p text:style-name="P11">Debugger je alat koji se koristi za pracenje i analizu izvrsavanja programa i stanja podataka u toku izvrsenja. Moze biti samostalan alat ili integrisan u razvojno okruzenje. Ovi alati za svoj rad, u zavisnosti od platforme, koriste informacije izvrsnog okruzenja kao sto su virtualne masine ili simbole ugradjene u programe prilikom prevodjenja. Osnovne funkcije koje su na raspolaganju su pracenje izvrsenja programa (step-by-step, step-in, step-out, ...), postavljanje prekidnih tacaka i pauziranje toka izvrsavanja na njima, pracenje stanja i vrednosti podataka, itd.</text:p>
      <text:p text:style-name="P11"/>
      <text:p text:style-name="P11"><text:span text:style-name="T34">3. </text:span>Objasniti naučni prilaz debugging-u?</text:p>
      <text:p text:style-name="P11">Naucni prilaz u otkrivanju gresaka podrazumeva metodican postupak u kome se na osnovu prikupljenih informacija o ponasanju programa postavlja hipoteza na osnovu koje se eksperimentom potvrdjuje ili osporava moguci razlog za nastajanje greske. Ako se pokaze da je hipoteza tacna, greska se ispravlja kroz proces stabilizacije, a zatim se na osnovu hipoteze mogu proveriti druga potecijalna mesta koja su podlozna istoj ili slicnoj gresci, moze se kreirati zapis u bazi podataka o greskama.</text:p>
      <text:p text:style-name="P11"/>
      <text:p text:style-name="P11"><text:span text:style-name="T34">4. </text:span>Šta je to stabilizacija greške?</text:p>
      <text:p text:style-name="P11">Stabilizacija greske je proces koji kroz testiranje identifikuje uslove pod kojima nastaju greske suzavanjem sireg skupa mogucih uzroka. Suzavanjem skupa se vrsi identifikovanjem faktora koji mogu uticati na nastanak greske, zatim se testiranjem kroz izmene onih faktora za koje se pretpostavlja da ne uticu na nastanak greske oni eliminisu iz test slucaja (njihovim promenama se ne eliminise greska), cime se pojednostavljuje test slucaj.</text:p>
      <text:p text:style-name="P11"><text:soft-page-break/></text:p>
      <text:p text:style-name="P11"><text:span text:style-name="T34">5. </text:span>Šta je to "breakpoint" ?</text:p>
      <text:p text:style-name="P11">Prekidne tacke su oznake u programima koje debugger-u govore da prilikom izvrsenja programa pauzira izvrsenje na mestu na kome je postavljena oznaka. Najznacajnija uloga prekidne tacke je da se u jednoj iteraciji ispitivanja programa brzo dodje do nekog mesta odakle se ispitivanje moze nastaviti nekom od step funkcija, kao i pregled stanja varijabli koje se prate do tacke prekida.</text:p>
      <text:p text:style-name="P11"/>
      <text:p text:style-name="P11"/>
      <text:p text:style-name="P11"><text:span text:style-name="T34">6. </text:span>Objasniti prednosti i nedostatke debugger-a?</text:p>
      <text:p text:style-name="P11">Nedostaci;<text:line-break/>* stvara zavisnost od njegove primene umesto da se inzinjeri oslanjaju na svoje razmisljanje i deduktiju pri otkrivanju gresaka,<text:line-break/>* moze da uspori proces, odnosno da vreme otkrivanaj greske bude duze nego primenom neke druge tehnike za otkrivanje gresaka, itd.<text:line-break/><text:line-break/>Prednosti:<text:line-break/>* ako se koristi kao alat u kombinaciji sa drugim tehnikama moze da olaksa i ubrza pronalazenje gresaka,<text:line-break/>* moze da pomogne kod analize nepoznatog ili kompleksnog koda, itd.</text:p>
      <text:p text:style-name="P11"/>
      <text:p text:style-name="P11"><text:span text:style-name="T34">7. </text:span>Navesti osobine kompajlera?</text:p>
      <text:p text:style-name="P11">U kontekstu otkrivanja gresaka, kompajleri pri prevodjenju mogu da otkriju greske kao sto su sintaksne greske, prekoracenje opsega vrednosti za tip varijable, dodelu vrednosti pogresnog tipa, itd. Pored toga mogu da prijave u upozorenja, koja su recimo proizvod staticke provere koda, kao sto su varijable koje su deklarisane a nikada nisu koriscene, poziv funkcije ciji se rezultat ne koristi, koriscenje referenci koje nikad nisu inicijalizovane, itd. Medjutim, greske koje kompajleri prijavljuju mogu da budu nejasne i da dovedu u zabludu po pitanju tipa i mesta greske, narocito ako se radi o kaskadnim greskama.</text:p>
      <text:p text:style-name="P11"/>
      <text:p text:style-name="P11"><text:span text:style-name="T34">8. </text:span>Navesti listu alata za debugging?</text:p>
      <text:p text:style-name="P11">* Interaktivni debugger-i,<text:line-break/>* Alati za pracenje,<text:line-break/>* Alati za poredjenje,<text:line-break/>* Skele za testiranje.</text:p>
      <text:p text:style-name="P11"/>
      <text:p text:style-name="P11"/>
      <text:p text:style-name="P11"/>
      <text:p text:style-name="P11"/>
      <text:p text:style-name="P17"><text:soft-page-break/>LEKCIJA 7</text:p>
      <text:p text:style-name="P11"><text:span text:style-name="T34">1. </text:span>Koje su prednosti inkrementalne inregracije?</text:p>
      <text:p text:style-name="P11">Kod inkrementalne integracije, sa ranim fazama testiranja komponenti, greske se otkrivaju i ispravljaju ranije, cime se smanjuje vreme potrebno za implementaciju kompletnog proizvoda (sto omogucuje da se ispostuju i rokovi), dobija se pouzdaniji proizvod, itd. Druga prednost je ta sto je olaksano pracenje progresa razvoja, a korisnici imaju utisak konstantnog napredovanja jer rezultate vide tokom procesa razvoja sto povecava poverenje, itd.</text:p>
      <text:p text:style-name="P11"/>
      <text:p text:style-name="P11"><text:span text:style-name="T34">2. </text:span>Šta je to eksplozivna integracija?</text:p>
      <text:p text:style-name="P11">Eksplozivna integracija je pristup u integrativnom testiranju u kome se sve, ili veci deo, komponenti kombinuje i testira odjednom.</text:p>
      <text:p text:style-name="P11"><text:span text:style-name="T34">3. </text:span>Koje su prednosti i mane integracije odozgo-nadole?</text:p>
      <text:p text:style-name="P11">Prednost je u tome sto se prvo testiraju klase najviseg prioriteta i najvece slozenosti. Kako se radi o klasama koje cine osnovu sistema, na pocetku se dovija jedan funkcionalni inkrement proizvoda. Nedostatak je veci broj interfejsa prema nizim slojevima koji mogu svojim problemima da uticu i na rad i stabilnost visih nivoa, odnosno da zahtevaju izmene na visim nivoima.</text:p>
      <text:p text:style-name="P11"/>
      <text:p text:style-name="P11"><text:span text:style-name="T34">4. </text:span>Koje su prednosti i mane integracije odozdo-nagore?</text:p>
      <text:p text:style-name="P11">Prednost je rano otkrivanje gresaka i inkrementalni pristup. Nedostatak je sto se klase koje cine glavni deo sistema ostavljaju za kraj, neophondan je celokupan detaljni dizajn sistema na samom pocetku kako bi se imala sto jasnija slika onoga sto se nalazi na vrhu hierarhije.</text:p>
      <text:p text:style-name="P11"/>
      <text:p text:style-name="P11"><text:span text:style-name="T34">5. </text:span>Šta je to antirizična integracija?</text:p>
      <text:p text:style-name="P11">Antirizicna integracija je pristup u kome se prvo vrsi prioritetizacija na osnovu stepena rizicnosti. Kada se odrede najrizicniji delovi, prvo se oin implmentiraju. U praksi se pokazalo da su klase na vrhu hierarhije uglavnom i najrizicnije, a zatim i sistemske klase koje se nalaze na dnu hierarhije. Ipak, i u sredisnjim nivoima mogu da se jave klase visikog rizika ako se radi o slozenim funkcionalnostima. U zavisnosti od rizika i nivoa na kojima se nalaze rizicne klase, ova metoda moze da se svede na sendvic integraciju.</text:p>
      <text:p text:style-name="P11"/>
      <text:p text:style-name="P11"><text:span text:style-name="T34">6. </text:span>Opisati "sendvič integraciju"?</text:p>
      <text:p text:style-name="P11">Sendvic integracija kombinuje "odozgo-na-dole" i "odozdo-prema-gore" pristupe u integracionom testiranju. Nacin kretanja od jednog ka drugom pristupu moze da varira. Moguce je zapoceti pristupom odozgo-na-dole, a zatim ici sa odozdo-prema-gore pristupom, gde je pak moguce ostaviti neke klase za kasniju integraciju kada se vrati na odozgo-na-dole pristup.</text:p>
      <text:p text:style-name="P11"><text:soft-page-break/></text:p>
      <text:p text:style-name="P11"><text:span text:style-name="T34">7. </text:span>Kako se obavlja integraciono testiranje?</text:p>
      <text:p text:style-name="P11">Integraciono testiranje je nivo testiranja iznad jedinacnog testiranja, i obavlja se u toku razvoja aplikacije. Kada se zavrsi jedinacno testiranje klasa u modulima, prelazi se na (integraciono) testiranje modula koji kombinuju ove klase u koherentne funkcionalne celine, sa ciljem da se validira povezanost i rad izmedju ovih modula.</text:p>
      <text:p text:style-name="P11"/>
      <text:p text:style-name="P11"><text:span text:style-name="T34">8. </text:span>Opisati pristupe integracionom testiranju?</text:p>
      <text:p text:style-name="P11">Najcesci pristupi u integracionom testiranju su "odozdo-prema-gore" i "odozgo-na-dole". U prvom pristupu (odozdo-prema-gore) testiraju se prvo moduli na nizim nivoima. Za ovaj pristup je potrebno kreirati posebne programe za simulaciju (drajver) nivoa iznad onog koji se testira. Prednost ovog pristupa je sto se greske ranije otkrivaju i ispravljaju u modulima na nizim nivoima, a nedostatak je sto se glavna funkcionalnost realizuje kasnije. Kod drugog pristupa (odozgo-na-dole) zapocinje se sa testiranjem modula na visim nivoima. Za simulaciju modula na nizim nivoima se koriste programske skele. Prednost kod ovog pristupa je sto se ranije dobija funkcionalni inkrement proizvoda. Nedostatak je u tome sto je potrebno dosta vremena za pisanje programskih skela koje oponasaju module na nizim nivoima.</text:p>
      <text:p text:style-name="P11"/>
      <text:p text:style-name="P11"><text:span text:style-name="T34">9. </text:span>Navesti alate za integraciono testiranje?</text:p>
      <text:p text:style-name="P11">* Citrus<text:line-break/>* Spock<text:line-break/>* Arquillian<text:line-break/>* VectorCAST<text:line-break/>* Steam<text:line-break/>* Jasmine<text:line-break/>* Protector<text:line-break/>* SITA<text:line-break/>* TESSY, itd.</text:p>
      <text:p text:style-name="P11"/>
      <text:p text:style-name="P12"><text:span text:style-name="T35">10. </text:span>Uporediti jedinično testiranje i integraciono testiranje?</text:p>
      <text:p text:style-name="P12">Jedinicnim testiranjem se testiraju jedinice koda (klase i metode) koje obavljaju pojedinacne funkcije. Integracionim testiranjem se testiraju moduli koji objedinjuju klase u koherendne funkcionalne celine, njihova povezanost i medjusobna interakcija. Obe vrste testiranja se obavljaju za vreme implementacije softvera, pre nego sto se dobije konacni proizvod. Integraciono testiranje je nivo testiranja iznad jedinicnog testiranja i nadovezuje se na njega.</text:p>
      <text:p text:style-name="P12"/>
      <text:p text:style-name="P12"><text:span text:style-name="T35">11. </text:span>Navesti Java alate za integraciono testiranje?</text:p>
      <text:p text:style-name="P12">* JUnit<text:line-break/>* Test NG<text:line-break/>* Arquillian<text:line-break/><text:soft-page-break/>* DB Unit<text:line-break/>* Mickito<text:line-break/>* REST Assured<text:line-break/>* Cucumber<text:line-break/>* Spock, itd.</text:p>
      <text:p text:style-name="P12"/>
      <text:p text:style-name="P12"><text:span text:style-name="T35">12. </text:span>Opisati kako se alat jUnit koristi za integraciono testiranje?</text:p>
      <text:p text:style-name="P12">Test kod za integraciono testiranje se moze napisati uz pomoc JUnit klasa kao i regularni jedinicni testovi, ali u kombinaciji sa drugim pratecim bibliotekama. Tako se za integraciono testiranje moze koristiti Mockito biblioteka koja simulira implementaciju i ponasanje objekata, drajveri za ugradjene baze podataka i servere, drajveri koji simuliraju klijente, itd. U zavisnosti od pristupa integracionom testiranju, koriste se i kombinuju ovi i drugi alati i biblioteke koji omogucavaju pokretanje modula koji se testira, sa podmetnutim zavisnostima.</text:p>
      <text:p text:style-name="P12"/>
      <text:p text:style-name="P12"/>
      <text:p text:style-name="P12"/>
      <text:p text:style-name="P12"><text:span text:style-name="T35">13. </text:span>Uporediti funkcionalno testiranje sa jediničnim testiranjem?</text:p>
      <text:p text:style-name="P12">Funkcionalno testiranje spada u black-box testiranje i odnosi se na testiranje funckionalnosti aplikacije kroz test slucajeve izvedenih iz zahteva. Ovo testiranje je orjentisano na ponasanje aplikacije bez znanja o, i zalazenje u detalje implementacije. Kod ovog testiranja je bitno kakve ce izlaze sistem vratiti za testirane ulazne vrednosti. Sa druge strane jedinicno testiranje je testiranje funckionalnih jedinica kao sto su klase i metode. Ovo testiranje spada u white-box testiranje, i zahteva detaljno poznavanje implementacije. Kod ovog testiranja se otkrivaju greske delova koji sacinjavaju neku funkcionalnu celinu.</text:p>
      <text:p text:style-name="P12"/>
      <text:p text:style-name="P12"><text:span text:style-name="T35">14. </text:span>Koje su osobine integracionog testiranja?</text:p>
      <text:p text:style-name="P12"><text:span text:style-name="T35">I</text:span>ntegraciono testiranje vrsi proveru modula kao jedne zasebne celine i njegovog ponasanja u interakciji sa drugim modulima, nakon njihovog povezivanja, i vrsi se posle jedinicnog testiranja, u toku razvoja. Ovo testiranje mogu da vrse inzinjeri koji su radili na implementaciji ili nezavisni timovi. Integraciono testiranje omogucava da se greske rano otkrivaju, pre nego sto se dodje do konacnog proizvoda. Testiranje moze da se vrsi kroz nekoliko razlicitih strategija: top-down, bottom-up, sendvic, big-bang pristup, itd.</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Helvetica Neue1" svg:font-family="'Helvetica Neue', Helvetica, Arial,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style:rfc-language-tag="sr-Latn-RS" fo:language="sr" fo:script="Latn" fo:country="R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style:rfc-language-tag="sr-Latn-RS" fo:language="sr" fo:script="Latn" fo:country="R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333333" officeooo:rsid="000bc385" officeooo:paragraph-rsid="000bc38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E211 – Konstruisanje softver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3T17:16:01.320629328</meta:creation-date>
    <dc:date>2021-06-23T19:48:43.471881899</dc:date>
    <meta:editing-duration>PT10M41S</meta:editing-duration>
    <meta:editing-cycles>4</meta:editing-cycles>
    <meta:generator>LibreOffice/6.2.8.2$Linux_X86_64 LibreOffice_project/20$Build-2</meta:generator>
    <meta:document-statistic meta:table-count="0" meta:image-count="0" meta:object-count="0" meta:page-count="19" meta:paragraph-count="192" meta:word-count="5808" meta:character-count="40545" meta:non-whitespace-character-count="34914"/>
  </office:meta>
</office:document-meta>
</file>